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objectwithoutfill">
      <style:graphic-properties draw:marker-end="Arrow" draw:marker-end-width="0.6cm" draw:fill="none" draw:textarea-horizontal-align="center" draw:textarea-vertical-align="middle"/>
    </style:style>
    <style:style style:name="gr2" style:family="graphic" style:parent-style-name="objectwithoutfill">
      <style:graphic-properties draw:marker-start="Arrow" draw:marker-start-width="0.6cm" draw:fill="non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family="Symbol" style:font-pitch="variable" style:font-charset="x-symbol" fo:font-size="32pt" style:font-size-asian="32pt" style:font-size-complex="32pt"/>
    </style:style>
    <style:style style:name="T1" style:family="text">
      <style:text-properties fo:font-family="Symbol" style:font-pitch="variable" style:font-charset="x-symbol" fo:font-size="32pt" style:font-size-asian="32pt" style:font-size-complex="32pt"/>
    </style:style>
    <style:style style:name="T2" style:family="text">
      <style:text-properties style:text-position="super 58%" fo:font-family="Symbol" style:font-pitch="variable" style:font-charset="x-symbol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ath draw:style-name="gr1" draw:text-style-name="P1" draw:layer="layout" svg:width="7.519cm" svg:height="3.181cm" draw:transform="rotate (0.7853981633973) translate (3.294cm 6.219cm)" svg:viewBox="0 0 7520 3182" svg:d="m0 0c3536 0-1414 4243 3536 2828s3889 354 3889 354">
          <text:p/>
        </draw:path>
        <draw:path draw:style-name="gr2" draw:text-style-name="P1" draw:layer="layout" svg:width="7.519cm" svg:height="3.181cm" draw:transform="rotate (0.7853981633973) translate (3.294cm 13.586cm)" svg:viewBox="0 0 7520 3182" svg:d="m0 0c3536 0-1414 4243 3536 2828s3889 354 3889 354">
          <text:p/>
        </draw:path>
        <draw:frame draw:style-name="gr3" draw:text-style-name="P2" draw:layer="layout" svg:width="0.968cm" svg:height="1.728cm" svg:x="6.294cm" svg:y="8.491cm">
          <draw:text-box>
            <text:p><text:span text:style-name="T1">g</text:span></text:p>
          </draw:text-box>
        </draw:frame>
        <draw:frame draw:style-name="gr3" draw:text-style-name="P2" draw:layer="layout" svg:width="1.328cm" svg:height="1.728cm" svg:x="6.294cm" svg:y="15.991cm">
          <draw:text-box>
            <text:p><text:span text:style-name="T1">g</text:span><text:span text:style-name="T2">-</text:span></text:p>
          </draw:text-box>
        </draw:frame>
        <draw:frame draw:style-name="gr3" draw:text-style-name="P2" draw:layer="layout" svg:width="2.288cm" svg:height="1.728cm" svg:x="2.274cm" svg:y="6.818cm">
          <draw:text-box>
            <text:p><text:span text:style-name="T1">g(0)</text:span></text:p>
          </draw:text-box>
        </draw:frame>
        <draw:custom-shape draw:style-name="gr4" draw:text-style-name="P1" draw:layer="layout" svg:width="0.614cm" svg:height="0.614cm" svg:x="2.921cm" svg:y="6.0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14cm" svg:height="0.614cm" svg:x="10.481cm" svg:y="3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14cm" svg:height="0.614cm" svg:x="2.921cm" svg:y="13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14cm" svg:height="0.614cm" svg:x="10.48cm" svg:y="10.2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2.288cm" svg:height="1.728cm" svg:x="9.88cm" svg:y="3.983cm">
          <draw:text-box>
            <text:p><text:span text:style-name="T1">g(1)</text:span></text:p>
          </draw:text-box>
        </draw:frame>
        <draw:frame draw:style-name="gr3" draw:text-style-name="P2" draw:layer="layout" svg:width="2.649cm" svg:height="1.728cm" svg:x="2.18cm" svg:y="14.661cm">
          <draw:text-box>
            <text:p><text:span text:style-name="T1">g</text:span><text:span text:style-name="T2">-</text:span><text:span text:style-name="T1">(1)</text:span></text:p>
          </draw:text-box>
        </draw:frame>
        <draw:frame draw:style-name="gr3" draw:text-style-name="P2" draw:layer="layout" svg:width="2.649cm" svg:height="1.728cm" svg:x="9.882cm" svg:y="11.589cm">
          <draw:text-box>
            <text:p><text:span text:style-name="T1">g</text:span><text:span text:style-name="T2">-</text:span><text:span text:style-name="T1">(0)</text:span></text:p>
          </draw:text-box>
        </draw:frame>
        <draw:path draw:style-name="gr1" draw:text-style-name="P1" draw:layer="layout" svg:width="7.519cm" svg:height="3.181cm" draw:transform="rotate (0.7853981633973) translate (16.259cm 6.167cm)" svg:viewBox="0 0 7520 3182" svg:d="m0 0c3536 0-1414 4243 3536 2828s3889 354 3889 354">
          <text:p/>
        </draw:path>
        <draw:frame draw:style-name="gr3" draw:text-style-name="P2" draw:layer="layout" svg:width="0.968cm" svg:height="1.728cm" svg:x="17.037cm" svg:y="3.306cm">
          <draw:text-box>
            <text:p><text:span text:style-name="T1">g</text:span></text:p>
          </draw:text-box>
        </draw:frame>
        <draw:frame draw:style-name="gr3" draw:text-style-name="P2" draw:layer="layout" svg:width="2.288cm" svg:height="1.728cm" svg:x="15.239cm" svg:y="6.766cm">
          <draw:text-box>
            <text:p><text:span text:style-name="T1">g(0)</text:span></text:p>
          </draw:text-box>
        </draw:frame>
        <draw:custom-shape draw:style-name="gr4" draw:text-style-name="P1" draw:layer="layout" svg:width="0.614cm" svg:height="0.614cm" svg:x="15.886cm" svg:y="5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" draw:text-style-name="P1" draw:layer="layout" svg:width="8.479cm" svg:height="6.794cm" draw:transform="skewX (3.23251147725104E-017) rotate (-1.33273341682262) translate (23.813cm 3.229cm)" svg:viewBox="0 0 8480 6795" svg:d="m0 0c3813 0 8480 6795 8480 6795">
          <text:p/>
        </draw:path>
        <draw:custom-shape draw:style-name="gr4" draw:text-style-name="P1" draw:layer="layout" svg:width="0.614cm" svg:height="0.614cm" svg:x="23.446cm" svg:y="2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5.006cm" svg:height="1.728cm" svg:x="23.427cm" svg:y="1cm">
          <draw:text-box>
            <text:p><text:span text:style-name="T1">g(1)=y(0)</text:span></text:p>
          </draw:text-box>
        </draw:frame>
        <draw:custom-shape draw:style-name="gr4" draw:text-style-name="P1" draw:layer="layout" svg:width="0.614cm" svg:height="0.614cm" svg:x="18.743cm" svg:y="12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2.598cm" svg:height="1.728cm" svg:x="17.567cm" svg:y="14.174cm">
          <draw:text-box>
            <text:p><text:span text:style-name="T1">y(1)</text:span></text:p>
          </draw:text-box>
        </draw:frame>
        <draw:frame draw:style-name="gr3" draw:text-style-name="P2" draw:layer="layout" svg:width="1.277cm" svg:height="1.728cm" svg:x="23.545cm" svg:y="8.227cm">
          <draw:text-box>
            <text:p><text:span text:style-name="T1">y</text:span></text:p>
          </draw:text-box>
        </draw:frame>
        <draw:frame draw:style-name="gr3" draw:text-style-name="P2" draw:layer="layout" svg:width="2.31cm" svg:height="1.728cm" svg:x="21.058cm" svg:y="16.006cm">
          <draw:text-box>
            <text:p><text:span text:style-name="T1">y*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Stephane Puechmorel</meta:initial-creator>
    <meta:creation-date>2011-08-04T14:28:21</meta:creation-date>
    <dc:date>2011-08-04T14:37:55</dc:date>
    <dc:creator>Stephane Puechmorel</dc:creator>
    <meta:editing-duration>PT9M35S</meta:editing-duration>
    <meta:editing-cycles>1</meta:editing-cycles>
    <meta:document-statistic meta:object-count="23"/>
    <meta:generator>LibreOffice/3.3$Unix LibreOffice_project/330m19$Build-202</meta:generator>
  </office:meta>
</office:document-meta>
</file>